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" svg:font-family="Helve" style:font-family-generic="swiss"/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611in" table:align="left"/>
    </style:style>
    <style:style style:name="Table1.A" style:family="table-column">
      <style:table-column-properties style:column-width="4.6042in"/>
    </style:style>
    <style:style style:name="Table1.B" style:family="table-column">
      <style:table-column-properties style:column-width="2.756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3701in" table:align="margins"/>
    </style:style>
    <style:style style:name="Table2.A" style:family="table-column">
      <style:table-column-properties style:column-width="1.4743in" style:rel-column-width="13106*"/>
    </style:style>
    <style:style style:name="Table2.B" style:family="table-column">
      <style:table-column-properties style:column-width="1.4743in" style:rel-column-width="13107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3" style:family="table">
      <style:table-properties style:width="7.3701in" table:align="margins"/>
    </style:style>
    <style:style style:name="Table3.A" style:family="table-column">
      <style:table-column-properties style:column-width="1.4743in" style:rel-column-width="1310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3611in" table:align="left"/>
    </style:style>
    <style:style style:name="Table4.A" style:family="table-column">
      <style:table-column-properties style:column-width="5.2847in"/>
    </style:style>
    <style:style style:name="Table4.B" style:family="table-column">
      <style:table-column-properties style:column-width="0.6111in"/>
    </style:style>
    <style:style style:name="Table4.C" style:family="table-column">
      <style:table-column-properties style:column-width="1.4653in"/>
    </style:style>
    <style:style style:name="Table4.A1" style:family="table-cell">
      <style:table-cell-properties fo:padding="0.0382in" fo:border-left="none" fo:border-right="none" fo:border-top="0.0007in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Helvetica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9pt" fo:font-weight="normal" style:font-size-asian="7.84999990463257pt" style:font-weight-asian="normal" style:font-size-complex="9pt" style:font-weight-complex="normal"/>
    </style:style>
    <style:style style:name="P4" style:family="paragraph" style:parent-style-name="Standard">
      <style:text-properties style:font-name="Helvetica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style:font-size-asian="7.84999990463257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9pt" style:font-size-asian="7.84999990463257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style:font-size-asian="7.84999990463257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7.84999990463257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7.84999990463257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[ repeatIn(objects,'o') ]]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erp_5f_default_5f_8">[[ o.partner_id.title or '' ]] [[ o.partner_id.name ]]</text:p>
            <text:p text:style-name="terp_5f_default_5f_8">[[ o.address_invoice_id.title or '' ]] [[ o.address_invoice_id.name ]]</text:p>
            <text:p text:style-name="terp_5f_default_5f_8">[[ o.address_invoice_id.street ]]</text:p>
            <text:p text:style-name="terp_5f_default_5f_8">[[ o.address_invoice_id.street2 or '' ]]</text:p>
            <text:p text:style-name="terp_5f_default_5f_8">[[ o.address_invoice_id.zip or '' ]] [[ o.address_invoice_id.city or '' ]]</text:p>
            <text:p text:style-name="terp_5f_default_5f_8">[[ o.address_invoice_id.state_id and o.address_invoice_id.state_id.name or '' ]]</text:p>
            <text:p text:style-name="terp_5f_default_5f_8">[[ o.address_invoice_id.country_id and o.address_invoice_id.country_id.name or '' ]]</text:p>
            <text:p text:style-name="terp_5f_default_5f_8"/>
            <text:p text:style-name="terp_5f_default_5f_8">Tel. : [[ o.address_invoice_id.phone or removeParentNode('para') <text:s/>]]</text:p>
            <text:p text:style-name="terp_5f_default_5f_8">Fax : [[ o.address_invoice_id.fax or removeParentNode('para') ]]</text:p>
          </table:table-cell>
        </table:table-row>
      </table:table>
      <text:p text:style-name="P2"/>
      <text:p text:style-name="P5">Bill Issue [[o.name]]</text:p>
      <text:p text:style-name="P3"/>
      <text:p text:style-name="P3">Date: [[o.date]]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9">Invoice No.</text:p>
          </table:table-cell>
          <table:table-cell table:style-name="Table2.A1" office:value-type="string">
            <text:p text:style-name="P9">Invoice Date</text:p>
          </table:table-cell>
          <table:table-cell table:style-name="Table2.A1" office:value-type="string">
            <text:p text:style-name="P9">Invoice Amount</text:p>
          </table:table-cell>
          <table:table-cell table:style-name="Table2.A1" office:value-type="string">
            <text:p text:style-name="P9">Due Date</text:p>
          </table:table-cell>
          <table:table-cell table:style-name="Table2.A1" office:value-type="string">
            <text:p text:style-name="P9">Bill Issue Amount</text:p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7">[[repeatIn(o.lines,'l')]][[l.invoice_id.number]]</text:p>
          </table:table-cell>
          <table:table-cell table:style-name="Table3.A1" office:value-type="string">
            <text:p text:style-name="P7">[[l.inv_date]]</text:p>
          </table:table-cell>
          <table:table-cell table:style-name="Table3.A1" office:value-type="string">
            <text:p text:style-name="P8">[[l.inv_amount]]</text:p>
          </table:table-cell>
          <table:table-cell table:style-name="Table3.A1" office:value-type="string">
            <text:p text:style-name="P7">[[l.due_date]]</text:p>
          </table:table-cell>
          <table:table-cell table:style-name="Table3.A1" office:value-type="string">
            <text:p text:style-name="P8">[[l.bill_amount]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[[o.total_word]] [[o.currency_id.name.upper()]] ONLY</text:p>
          </table:table-cell>
          <table:table-cell table:style-name="Table4.A1" office:value-type="string">
            <text:p text:style-name="P10">Total:</text:p>
          </table:table-cell>
          <table:table-cell table:style-name="Table4.A1" office:value-type="string">
            <text:p text:style-name="P8">[[o.total]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" svg:font-family="Helve" style:font-family-generic="swiss"/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4701in" fo:margin-right="0.42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15:14:25</meta:creation-date>
    <meta:generator>OpenOffice.org/3.0$Linux OpenOffice.org_project/300m15$Build-9379</meta:generator>
    <dc:date>2009-10-27T20:03:08</dc:date>
    <meta:editing-duration>PT04H48M43S</meta:editing-duration>
    <meta:editing-cycles>22</meta:editing-cycles>
    <meta:document-statistic meta:table-count="4" meta:image-count="0" meta:object-count="0" meta:page-count="1" meta:paragraph-count="25" meta:word-count="91" meta:character-count="871"/>
  </office:meta>
</office:document-meta>
</file>